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1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03cm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16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23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2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5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45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542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5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548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gr3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text:span text:style-name="T1"><text:line-break/></text:span><text:span text:style-name="T1">Docu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7" draw:text-style-name="P5" draw:layer="layout" svg:width="2.801cm" svg:height="0.987cm" draw:transform="rotate (-0.0082030474855588) translate (13.599cm 10.2cm)">
          <draw:text-box>
            <text:p><text:span text:style-name="T4">Circuits </text:span></text:p>
          </draw:text-box>
        </draw:frame>
        <draw:frame draw:style-name="gr8" draw:text-style-name="P5" draw:layer="layout" svg:width="3.398cm" svg:height="0.971cm" draw:transform="rotate (-0.0082030474855588) translate (16.608cm 10.201cm)">
          <draw:text-box>
            <text:p><text:span text:style-name="T4">Exercices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10" draw:text-style-name="P4" draw:layer="layout" svg:width="2.4cm" svg:height="1.037cm" svg:x="1cm" svg:y="8.238cm">
          <draw:text-box>
            <text:p text:style-name="P5"><text:span text:style-name="T2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1" draw:text-style-name="P5" draw:layer="layout" svg:width="3.706cm" svg:height="0.984cm" draw:transform="rotate (-0.0082030474855588) translate (17.502cm 10.2cm)">
          <draw:text-box>
            <text:p><text:span text:style-name="T3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3" draw:text-style-name="P5" draw:layer="layout" svg:width="2.995cm" svg:height="0.963cm" draw:transform="rotate (-0.0082030474855588) translate (15.205cm 12.212cm)">
          <draw:text-box>
            <text:p><text:span text:style-name="T4">Exercice</text:span></text:p>
          </draw:text-box>
        </draw:frame>
        <draw:frame draw:style-name="gr12" draw:text-style-name="P5" draw:layer="layout" svg:width="4.585cm" svg:height="1.015cm" draw:transform="rotate (-0.0082030474855588) translate (18.808cm 12.2cm)">
          <draw:text-box>
            <text:p><text:span text:style-name="T4">Liste Muscles</text:span></text:p>
          </draw:text-box>
        </draw:frame>
        <draw:frame draw:style-name="gr3" draw:text-style-name="P5" draw:layer="layout" svg:width="2.595cm" svg:height="0.963cm" draw:transform="rotate (-0.0082030474855588) translate (7.805cm 14.016cm)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draw:transform="rotate (-0.0082030474855588) translate (10.605cm 14cm)">
          <draw:text-box>
            <text:p><text:span text:style-name="T4">Titre</text:span></text:p>
          </draw:text-box>
        </draw:frame>
        <draw:frame draw:style-name="gr8" draw:text-style-name="P5" draw:layer="layout" svg:width="3.203cm" svg:height="0.971cm" draw:transform="rotate (-0.0082030474855588) translate (13.605cm 14.016cm)">
          <draw:text-box>
            <text:p><text:span text:style-name="T4">Muscles</text:span></text:p>
          </draw:text-box>
        </draw:frame>
        <draw:frame draw:style-name="gr3" draw:text-style-name="P5" draw:layer="layout" svg:width="5.406cm" svg:height="0.963cm" draw:transform="rotate (-0.0082030474855588) translate (13.797cm 15.403cm)">
          <draw:text-box>
            <text:p><text:span text:style-name="T4">Muscle principal</text:span></text:p>
          </draw:text-box>
        </draw:frame>
        <draw:frame draw:style-name="gr3" draw:text-style-name="P5" draw:layer="layout" svg:width="6.795cm" svg:height="0.963cm" draw:transform="rotate (-0.0082030474855588) translate (13.805cm 16.581cm)">
          <draw:text-box>
            <text:p><text:span text:style-name="T4">Muscles secondaires</text:span></text:p>
          </draw:text-box>
        </draw:frame>
        <draw:frame draw:style-name="gr3" draw:text-style-name="P5" draw:layer="layout" svg:width="3.798cm" svg:height="0.963cm" draw:transform="rotate (-0.0082030474855588) translate (17.602cm 14cm)">
          <draw:text-box>
            <text:p><text:span text:style-name="T4">Description</text:span></text:p>
          </draw:text-box>
        </draw:frame>
        <draw:frame draw:style-name="gr3" draw:text-style-name="P5" draw:layer="layout" svg:width="3.798cm" svg:height="0.963cm" draw:transform="rotate (-0.0082030474855588) translate (21.608cm 14.006cm)">
          <draw:text-box>
            <text:p><text:span text:style-name="T4">Vidéo</text:span></text:p>
          </draw:text-box>
        </draw:frame>
        <draw:frame draw:style-name="gr13" draw:text-style-name="P8" draw:layer="layout" svg:width="3.198cm" svg:height="1.405cm" draw:transform="rotate (-0.0082030474855588) translate (23.802cm 12cm)">
          <draw:text-box>
            <text:p><text:span text:style-name="T6">Catégorie</text:span><text:span text:style-name="T6"><text:line-break/></text:span><text:span text:style-name="T6">Exercices</text:span></text:p>
          </draw:text-box>
        </draw:frame>
        <draw:ellipse draw:style-name="gr4" draw:text-style-name="P3" draw:layer="layout" svg:width="0.8cm" svg:height="0.6cm" svg:x="22.8cm" svg:y="11.8cm">
          <text:p text:style-name="P3">1</text:p>
        </draw:ellipse>
        <draw:ellipse draw:style-name="gr4" draw:text-style-name="P3" draw:layer="layout" svg:width="0.8cm" svg:height="0.6cm" svg:x="17.4cm" svg:y="11.8cm">
          <text:p text:style-name="P3">2</text:p>
        </draw:ellipse>
        <draw:ellipse draw:style-name="gr4" draw:text-style-name="P3" draw:layer="layout" svg:width="0.8cm" svg:height="0.6cm" svg:x="20.6cm" svg:y="10cm">
          <text:p text:style-name="P3">3</text:p>
        </draw:ellipse>
        <draw:frame draw:style-name="gr7" draw:text-style-name="P5" draw:layer="layout" svg:width="2.801cm" svg:height="0.987cm" draw:transform="rotate (-0.0082030474855588) translate (13.6cm 10.2cm)">
          <draw:text-box>
            <text:p><text:span text:style-name="T4">Circuits </text:span></text:p>
          </draw:text-box>
        </draw:frame>
        <draw:frame draw:style-name="gr10" draw:text-style-name="P4" draw:layer="layout" svg:width="2.4cm" svg:height="1.037cm" svg:x="1cm" svg:y="8.239cm">
          <draw:text-box>
            <text:p text:style-name="P5"><text:span text:style-name="T2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Exercices<text:line-break/>Questions</text:p>
          </draw:text-box>
        </draw:frame>
        <draw:frame draw:style-name="gr14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Regrouper un circuit plutôt par série et ensuite par exercice</text:span><text:span text:style-name="T5"><text:line-break/></text:span><text:span text:style-name="T5">Série 1</text:span><text:span text:style-name="T5"><text:line-break/></text:span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>Série 2</text:span></text:p>
                <text:p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/></text:p>
              </text:list-item>
              <text:list-item>
                <text:p><text:span text:style-name="T5">Le coach peut-il choisir de ne pas partager un de ses exercices ?</text:span></text:p>
                <text:p><text:span text:style-name="T7"/></text:p>
              </text:list-item>
              <text:list-item>
                <text:p><text:span text:style-name="T8">Conserve-t-on la liste « Catégorie Exercices »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Circuits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 text:style-name="P5"><text:span text:style-name="T4">Programmes Sportif </text:span></text:p>
          </draw:text-box>
        </draw:frame>
        <draw:frame draw:style-name="gr15" draw:text-style-name="P5" draw:layer="layout" svg:width="2.993cm" svg:height="0.99cm" draw:transform="rotate (-0.0082030474855588) translate (14.407cm 10.197cm)">
          <draw:text-box>
            <text:p text:style-name="P5"><text:span text:style-name="T3">Circuits</text:span><text:span text:style-name="T4"> </text:span></text:p>
          </draw:text-box>
        </draw:frame>
        <draw:frame draw:style-name="gr11" draw:text-style-name="P5" draw:layer="layout" svg:width="3.706cm" svg:height="0.984cm" draw:transform="rotate (-0.0082030474855588) translate (17.502cm 10.2cm)">
          <draw:text-box>
            <text:p text:style-name="P5"><text:span text:style-name="T5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 text:style-name="P5"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 text:style-name="P5"><text:span text:style-name="T2">Sport</text:span></text:p>
          </draw:text-box>
        </draw:frame>
        <draw:frame draw:style-name="gr3" draw:text-style-name="P5" draw:layer="layout" svg:width="3cm" svg:height="0.963cm" svg:x="4cm" svg:y="8.237cm">
          <draw:text-box>
            <text:p text:style-name="P5">Nutrition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ellipse draw:style-name="gr4" draw:text-style-name="P9" draw:layer="layout" svg:width="0.8cm" svg:height="0.6cm" svg:x="16.8cm" svg:y="10cm">
          <text:p text:style-name="P9">3</text:p>
        </draw:ellipse>
        <draw:frame draw:style-name="gr3" draw:text-style-name="P5" draw:layer="layout" svg:width="2.595cm" svg:height="0.963cm" draw:transform="rotate (-0.0082030474855588) translate (14.208cm 12.2cm)">
          <draw:text-box>
            <text:p><text:span text:style-name="T4">Circuit</text:span></text:p>
          </draw:text-box>
        </draw:frame>
        <draw:frame draw:style-name="gr16" draw:text-style-name="P5" draw:layer="layout" svg:width="9.193cm" svg:height="2.125cm" draw:transform="rotate (-0.0082030474855588) translate (18.607cm 12.186cm)">
          <draw:text-box>
            <text:p><text:span text:style-name="T4">Liste Types de Circuit</text:span><text:span text:style-name="T4"><text:line-break/></text:span><text:span text:style-name="T9">Nb Exercices (Superset, Triset, Circuit)</text:span><text:span text:style-name="T9"><text:line-break/></text:span><text:span text:style-name="T9">TABATA</text:span></text:p>
          </draw:text-box>
        </draw:frame>
        <draw:ellipse draw:style-name="gr4" draw:text-style-name="P9" draw:layer="layout" svg:width="0.8cm" svg:height="0.6cm" svg:x="22.8cm" svg:y="11.8cm">
          <text:p text:style-name="P9">1</text:p>
        </draw:ellipse>
        <draw:frame draw:style-name="gr11" draw:text-style-name="P5" draw:layer="layout" svg:width="3.706cm" svg:height="0.984cm" draw:transform="rotate (-0.0082030474855588) translate (3.294cm 14.186cm)">
          <draw:text-box>
            <text:p text:style-name="P5"><text:span text:style-name="T5">Exercice</text:span><text:span text:style-name="T4"> </text:span></text:p>
          </draw:text-box>
        </draw:frame>
        <draw:frame draw:style-name="gr17" draw:text-style-name="P5" draw:layer="layout" svg:width="2.395cm" svg:height="1.002cm" draw:transform="rotate (-0.0082030474855588) translate (5.808cm 15.478cm)">
          <draw:text-box>
            <text:p text:style-name="P5"><text:span text:style-name="T5">Séries</text:span><text:span text:style-name="T4"> </text:span></text:p>
          </draw:text-box>
        </draw:frame>
        <draw:frame draw:style-name="gr11" draw:text-style-name="P5" draw:layer="layout" svg:width="3.706cm" svg:height="0.984cm" draw:transform="rotate (-0.0082030474855588) translate (3.094cm 13cm)">
          <draw:text-box>
            <text:p text:style-name="P5"><text:span text:style-name="T5">Exercices</text:span><text:span text:style-name="T4"> </text:span></text:p>
          </draw:text-box>
        </draw:frame>
        <draw:frame draw:style-name="gr17" draw:text-style-name="P5" draw:layer="layout" svg:width="2cm" svg:height="1.002cm" draw:transform="rotate (-0.0082030474855588) translate (4.605cm 16.578cm)">
          <draw:text-box>
            <text:p text:style-name="P5"><text:span text:style-name="T5">Série</text:span><text:span text:style-name="T4"> </text:span></text:p>
          </draw:text-box>
        </draw:frame>
        <draw:frame draw:style-name="gr18" draw:text-style-name="P5" draw:layer="layout" svg:width="3.41cm" svg:height="0.985cm" draw:transform="rotate (-0.0082030474855588) translate (2.194cm 17.987cm)">
          <draw:text-box>
            <text:p text:style-name="P5"><text:span text:style-name="T5">Répétition</text:span><text:span text:style-name="T4"> </text:span></text:p>
          </draw:text-box>
        </draw:frame>
        <draw:frame draw:style-name="gr18" draw:text-style-name="P5" draw:layer="layout" svg:width="2.195cm" svg:height="0.985cm" draw:transform="rotate (-0.0082030474855588) translate (5.802cm 17.997cm)">
          <draw:text-box>
            <text:p text:style-name="P5"><text:span text:style-name="T5">Poids</text:span><text:span text:style-name="T4"> </text:span></text:p>
          </draw:text-box>
        </draw:frame>
        <draw:frame draw:style-name="gr19" draw:text-style-name="P5" draw:layer="layout" svg:width="2.405cm" svg:height="1.01cm" draw:transform="rotate (-0.0082030474855588) translate (8.202cm 17.978cm)">
          <draw:text-box>
            <text:p text:style-name="P5"><text:span text:style-name="T4">Durée</text:span></text:p>
          </draw:text-box>
        </draw:frame>
        <draw:frame draw:style-name="gr20" draw:text-style-name="P5" draw:layer="layout" svg:width="3.999cm" svg:height="0.963cm" draw:transform="rotate (-0.0082030474855588) translate (7.208cm 13cm)">
          <draw:text-box>
            <text:p text:style-name="P5"><text:span text:style-name="T5">Durée totale</text:span><text:span text:style-name="T4"> </text:span></text:p>
          </draw:text-box>
        </draw:frame>
        <draw:frame draw:style-name="gr21" draw:text-style-name="P5" draw:layer="layout" svg:width="5.198cm" svg:height="0.979cm" draw:transform="rotate (-0.0082030474855588) translate (11.008cm 17.978cm)">
          <draw:text-box>
            <text:p text:style-name="P5"><text:span text:style-name="T5">Temps de repos</text:span><text:span text:style-name="T4"> </text:span></text:p>
          </draw:text-box>
        </draw:frame>
        <draw:ellipse draw:style-name="gr4" draw:text-style-name="P9" draw:layer="layout" svg:width="0.8cm" svg:height="0.6cm" svg:x="16.4cm" svg:y="12cm">
          <text:p text:style-name="P9">2</text:p>
        </draw:ellipse>
        <draw:frame draw:style-name="gr20" draw:text-style-name="P5" draw:layer="layout" svg:width="3.999cm" svg:height="0.963cm" draw:transform="rotate (-0.0082030474855588) translate (11.801cm 13.4cm)">
          <draw:text-box>
            <text:p text:style-name="P5"><text:span text:style-name="T5">Description</text:span><text:span text:style-name="T4"> </text:span></text:p>
          </draw:text-box>
        </draw:frame>
        <draw:frame draw:style-name="gr11" draw:text-style-name="P5" draw:layer="layout" svg:width="1.995cm" svg:height="0.984cm" draw:transform="rotate (-0.0082030474855588) translate (16.008cm 13.403cm)">
          <draw:text-box>
            <text:p text:style-name="P5"><text:span text:style-name="T5">Tags</text:span><text:span text:style-name="T4"> </text:span></text:p>
          </draw:text-box>
        </draw:frame>
        <draw:frame draw:style-name="gr11" draw:text-style-name="P5" draw:layer="layout" svg:width="1.597cm" svg:height="0.984cm" draw:transform="rotate (-0.0082030474855588) translate (16.603cm 14.603cm)">
          <draw:text-box>
            <text:p text:style-name="P5"><text:span text:style-name="T5">Tag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Circuits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 text:style-name="P5"><text:span text:style-name="T4">Programmes Sportif </text:span></text:p>
          </draw:text-box>
        </draw:frame>
        <draw:frame draw:style-name="gr15" draw:text-style-name="P5" draw:layer="layout" svg:width="2.993cm" svg:height="0.99cm" draw:transform="rotate (-0.0082030474855588) translate (14.407cm 10.197cm)">
          <draw:text-box>
            <text:p text:style-name="P5"><text:span text:style-name="T5">Circuits</text:span><text:span text:style-name="T4"> </text:span></text:p>
          </draw:text-box>
        </draw:frame>
        <draw:frame draw:style-name="gr11" draw:text-style-name="P5" draw:layer="layout" svg:width="3.706cm" svg:height="0.984cm" draw:transform="rotate (-0.0082030474855588) translate (17.502cm 10.2cm)">
          <draw:text-box>
            <text:p text:style-name="P5"><text:span text:style-name="T5">Exercices</text:span><text:span text:style-name="T4"> </text:span></text:p>
          </draw:text-box>
        </draw:frame>
        <draw:frame draw:style-name="gr22" draw:text-style-name="P4" draw:layer="layout" svg:width="6.896cm" svg:height="1.715cm" draw:transform="rotate (-0.0082030474855588) translate (7.114cm 10.2cm)">
          <draw:text-box>
            <text:p text:style-name="P4"><text:span text:style-name="T3">Programmes Sportif</text:span><text:span text:style-name="T3"><text:line-break/></text:span><text:span text:style-name="T3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 text:style-name="P5"><text:span text:style-name="T2">Sport</text:span></text:p>
          </draw:text-box>
        </draw:frame>
        <draw:frame draw:style-name="gr3" draw:text-style-name="P5" draw:layer="layout" svg:width="3cm" svg:height="0.963cm" svg:x="4cm" svg:y="8.237cm">
          <draw:text-box>
            <text:p text:style-name="P5">Nutrition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23" draw:text-style-name="P5" draw:layer="layout" svg:width="3.198cm" svg:height="0.963cm" draw:transform="rotate (-0.0082030474855588) translate (7.402cm 12.211cm)">
          <draw:text-box>
            <text:p text:style-name="P5"><text:span text:style-name="T4">Template</text:span></text:p>
          </draw:text-box>
        </draw:frame>
        <draw:ellipse draw:style-name="gr4" draw:text-style-name="P9" draw:layer="layout" svg:width="0.8cm" svg:height="0.6cm" svg:x="10.4cm" svg:y="12cm">
          <text:p text:style-name="P9">1</text:p>
        </draw:ellipse>
        <draw:frame draw:style-name="gr24" draw:text-style-name="P5" draw:layer="layout" svg:width="2.996cm" svg:height="0.992cm" draw:transform="rotate (-0.0082030474855588) translate (10.008cm 13.586cm)">
          <draw:text-box>
            <text:p text:style-name="P5"><text:span text:style-name="T5">Complet</text:span><text:span text:style-name="T4"> </text:span></text:p>
          </draw:text-box>
        </draw:frame>
        <draw:ellipse draw:style-name="gr4" draw:text-style-name="P9" draw:layer="layout" svg:width="0.8cm" svg:height="0.6cm" svg:x="13.4cm" svg:y="10cm">
          <text:p text:style-name="P9">2</text:p>
        </draw:ellipse>
        <draw:frame draw:style-name="gr11" draw:text-style-name="P5" draw:layer="layout" svg:width="3.706cm" svg:height="0.984cm" draw:transform="rotate (-0.0082030474855588) translate (3.208cm 13.603cm)">
          <draw:text-box>
            <text:p text:style-name="P5"><text:span text:style-name="T5">Nom</text:span><text:span text:style-name="T4"> </text:span></text:p>
          </draw:text-box>
        </draw:frame>
        <draw:frame draw:style-name="gr11" draw:text-style-name="P5" draw:layer="layout" svg:width="1.995cm" svg:height="0.984cm" draw:transform="rotate (-0.0082030474855588) translate (7.208cm 13.603cm)">
          <draw:text-box>
            <text:p text:style-name="P5"><text:span text:style-name="T5">Tags</text:span><text:span text:style-name="T4"> </text:span></text:p>
          </draw:text-box>
        </draw:frame>
        <draw:frame draw:style-name="gr11" draw:text-style-name="P5" draw:layer="layout" svg:width="1.597cm" svg:height="0.984cm" draw:transform="rotate (-0.0082030474855588) translate (7.803cm 14.803cm)">
          <draw:text-box>
            <text:p text:style-name="P5"><text:span text:style-name="T5">Tag</text:span><text:span text:style-name="T4"> </text:span></text:p>
          </draw:text-box>
        </draw:frame>
        <draw:frame draw:style-name="gr11" draw:text-style-name="P5" draw:layer="layout" svg:width="3.597cm" svg:height="0.984cm" draw:transform="rotate (-0.0082030474855588) translate (20.608cm 16.187cm)">
          <draw:text-box>
            <text:p text:style-name="P5"><text:span text:style-name="T5">Exercices</text:span><text:span text:style-name="T4"> </text:span></text:p>
          </draw:text-box>
        </draw:frame>
        <draw:frame draw:style-name="gr3" draw:text-style-name="P5" draw:layer="layout" svg:width="2.709cm" svg:height="0.963cm" draw:transform="rotate (-0.0082030474855588) translate (17.608cm 16.202cm)">
          <draw:text-box>
            <text:p text:style-name="P5"><text:span text:style-name="T5">Circuits</text:span><text:span text:style-name="T4"> </text:span></text:p>
          </draw:text-box>
        </draw:frame>
        <draw:frame draw:style-name="gr11" draw:text-style-name="P5" draw:layer="layout" svg:width="2.395cm" svg:height="0.984cm" draw:transform="rotate (-0.0082030474855588) translate (13.208cm 13.603cm)">
          <draw:text-box>
            <text:p text:style-name="P5"><text:span text:style-name="T5">Utilisé</text:span><text:span text:style-name="T4"> </text:span></text:p>
          </draw:text-box>
        </draw:frame>
        <draw:frame draw:style-name="gr15" draw:text-style-name="P5" draw:layer="layout" svg:width="2.198cm" svg:height="0.99cm" draw:transform="rotate (-0.0082030474855588) translate (16.402cm 13.592cm)">
          <draw:text-box>
            <text:p text:style-name="P5"><text:span text:style-name="T5">Jours</text:span><text:span text:style-name="T4"> </text:span></text:p>
          </draw:text-box>
        </draw:frame>
        <draw:frame draw:style-name="gr15" draw:text-style-name="P5" draw:layer="layout" svg:width="2.198cm" svg:height="0.99cm" draw:transform="rotate (-0.0082030474855588) translate (16.808cm 14.8cm)">
          <draw:text-box>
            <text:p text:style-name="P5"><text:span text:style-name="T5">Jour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- Circuits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5"><text:span text:style-name="T3">Coach</text:span></text:p>
          </draw:text-box>
        </draw:frame>
        <draw:frame draw:style-name="gr25" draw:text-style-name="P4" draw:layer="layout" svg:width="6.61cm" svg:height="1.715cm" draw:transform="rotate (-0.0082030474855588) translate (0.798cm 10.2cm)">
          <draw:text-box>
            <text:p text:style-name="P4"><text:span text:style-name="T3">Programmes Sportif </text:span></text:p>
          </draw:text-box>
        </draw:frame>
        <draw:frame draw:style-name="gr15" draw:text-style-name="P5" draw:layer="layout" svg:width="2.993cm" svg:height="0.99cm" draw:transform="rotate (-0.0082030474855588) translate (14.407cm 10.197cm)">
          <draw:text-box>
            <text:p text:style-name="P5"><text:span text:style-name="T5">Circuits</text:span><text:span text:style-name="T4"> </text:span></text:p>
          </draw:text-box>
        </draw:frame>
        <draw:frame draw:style-name="gr11" draw:text-style-name="P5" draw:layer="layout" svg:width="3.706cm" svg:height="0.984cm" draw:transform="rotate (-0.0082030474855588) translate (17.502cm 10.2cm)">
          <draw:text-box>
            <text:p text:style-name="P5"><text:span text:style-name="T5">Exercices</text:span><text:span text:style-name="T4"> </text:span></text:p>
          </draw:text-box>
        </draw:frame>
        <draw:frame draw:style-name="gr9" draw:text-style-name="P7" draw:layer="layout" svg:width="6.41cm" svg:height="1.675cm" draw:transform="rotate (-0.0082030474855588) translate (7.608cm 10.204cm)">
          <draw:text-box>
            <text:p text:style-name="P7"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 text:style-name="P5"><text:span text:style-name="T2">Sport</text:span></text:p>
          </draw:text-box>
        </draw:frame>
        <draw:frame draw:style-name="gr3" draw:text-style-name="P5" draw:layer="layout" svg:width="3cm" svg:height="0.963cm" svg:x="4cm" svg:y="8.237cm">
          <draw:text-box>
            <text:p text:style-name="P5">Nutrition</text:p>
          </draw:text-box>
        </draw:frame>
        <draw:frame draw:style-name="gr3" draw:text-style-name="P5" draw:layer="layout" svg:width="3cm" svg:height="0.963cm" svg:x="7.2cm" svg:y="8.237cm">
          <draw:text-box>
            <text:p text:style-name="P5">Bilan</text:p>
          </draw:text-box>
        </draw:frame>
        <draw:frame draw:style-name="gr3" draw:text-style-name="P5" draw:layer="layout" svg:width="3cm" svg:height="0.963cm" svg:x="10.4cm" svg:y="8.237cm">
          <draw:text-box>
            <text:p text:style-name="P5">Élève</text:p>
          </draw:text-box>
        </draw:frame>
        <draw:frame draw:style-name="gr3" draw:text-style-name="P5" draw:layer="layout" svg:width="4.2cm" svg:height="0.963cm" svg:x="13.6cm" svg:y="8.237cm">
          <draw:text-box>
            <text:p text:style-name="P5">Ressources</text:p>
          </draw:text-box>
        </draw:frame>
        <draw:frame draw:style-name="gr3" draw:text-style-name="P5" draw:layer="layout" svg:width="4.2cm" svg:height="0.963cm" svg:x="18cm" svg:y="8.2cm">
          <draw:text-box>
            <text:p text:style-name="P5">Messagerie</text:p>
          </draw:text-box>
        </draw:frame>
        <draw:frame draw:style-name="gr3" draw:text-style-name="P5" draw:layer="layout" svg:width="4.2cm" svg:height="0.963cm" svg:x="22.4cm" svg:y="8.237cm">
          <draw:text-box>
            <text:p text:style-name="P5">Paramètres</text:p>
          </draw:text-box>
        </draw:frame>
        <draw:frame draw:style-name="gr26" draw:text-style-name="P5" draw:layer="layout" svg:width="3.994cm" svg:height="0.98cm" draw:transform="rotate (-0.0082030474855588) translate (1.006cm 12.187cm)">
          <draw:text-box>
            <text:p text:style-name="P5"><text:span text:style-name="T4">Programme</text:span></text:p>
          </draw:text-box>
        </draw:frame>
        <draw:ellipse draw:style-name="gr4" draw:text-style-name="P9" draw:layer="layout" svg:width="0.8cm" svg:height="0.6cm" svg:x="4.6cm" svg:y="12.187cm">
          <text:p text:style-name="P9">1</text:p>
        </draw:ellipse>
        <draw:ellipse draw:style-name="gr4" draw:text-style-name="P9" draw:layer="layout" svg:width="0.8cm" svg:height="0.6cm" svg:x="6.794cm" svg:y="10cm">
          <text:p text:style-name="P9">2</text:p>
        </draw:ellipse>
        <draw:frame draw:style-name="gr15" draw:text-style-name="P5" draw:layer="layout" svg:width="2.198cm" svg:height="0.99cm" draw:transform="rotate (-0.0082030474855588) translate (1.408cm 13.4cm)">
          <draw:text-box>
            <text:p text:style-name="P5"><text:span text:style-name="T5">Elève</text:span><text:span text:style-name="T4"> </text:span></text:p>
          </draw:text-box>
        </draw:frame>
        <draw:frame draw:style-name="gr27" draw:text-style-name="P5" draw:layer="layout" svg:width="2.399cm" svg:height="0.963cm" draw:transform="rotate (-0.0082030474855588) translate (4.208cm 13.392cm)">
          <draw:text-box>
            <text:p text:style-name="P5"><text:span text:style-name="T5">Durée</text:span><text:span text:style-name="T4"> </text:span></text:p>
          </draw:text-box>
        </draw:frame>
        <draw:frame draw:style-name="gr28" draw:text-style-name="P5" draw:layer="layout" svg:width="3.795cm" svg:height="0.965cm" draw:transform="rotate (-0.0082030474855588) translate (7.008cm 13.417cm)">
          <draw:text-box>
            <text:p text:style-name="P5"><text:span text:style-name="T5">Date Début</text:span><text:span text:style-name="T4"> </text:span></text:p>
          </draw:text-box>
        </draw:frame>
        <draw:frame draw:style-name="gr11" draw:text-style-name="P5" draw:layer="layout" svg:width="1.995cm" svg:height="0.984cm" draw:transform="rotate (-0.0082030474855588) translate (11.208cm 13.403cm)">
          <draw:text-box>
            <text:p text:style-name="P5"><text:span text:style-name="T5">Tags</text:span><text:span text:style-name="T4"> </text:span></text:p>
          </draw:text-box>
        </draw:frame>
        <draw:frame draw:style-name="gr11" draw:text-style-name="P5" draw:layer="layout" svg:width="1.597cm" svg:height="0.984cm" draw:transform="rotate (-0.0082030474855588) translate (11.803cm 14.603cm)">
          <draw:text-box>
            <text:p text:style-name="P5"><text:span text:style-name="T5">Tag</text:span><text:span text:style-name="T4"> </text:span></text:p>
          </draw:text-box>
        </draw:frame>
        <draw:frame draw:style-name="gr21" draw:text-style-name="P5" draw:layer="layout" svg:width="5.205cm" svg:height="0.979cm" draw:transform="rotate (-0.0082030474855588) translate (13.608cm 13.4cm)">
          <draw:text-box>
            <text:p text:style-name="P5"><text:span text:style-name="T5">% d'avancement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 – Coach – Sport – Programme<text:line-break/>Questions</text:p>
          </draw:text-box>
        </draw:frame>
        <draw:frame draw:style-name="gr14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 text:style-name="P5"><text:span text:style-name="T5">Les tages sont-ils bien ceux du template de programme ?</text:span></text:p>
              </text:list-item>
              <text:list-item>
                <text:p text:style-name="P5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</text:p>
          </draw:text-box>
        </draw:frame>
        <draw:connector draw:style-name="gr29" draw:text-style-name="P3" draw:layer="layout" svg:x1="14.2cm" svg:y1="6.62cm" svg:x2="6.5cm" svg:y2="8.237cm" draw:start-shape="id1" draw:start-glue-point="2" draw:end-shape="id2" draw:end-glue-point="0" svg:d="M14200 6620v809h-7700v808">
          <text:p/>
        </draw:connector>
        <draw:frame draw:style-name="gr2" draw:text-style-name="P4" xml:id="id1" draw:id="id1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xml:id="id2" draw:id="id2" draw:layer="layout" svg:width="2.2cm" svg:height="0.963cm" svg:x="5.4cm" svg:y="8.237cm">
          <draw:text-box>
            <text:p><text:span text:style-name="T4">Sport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Diète</text:span></text:p>
          </draw:text-box>
        </draw:frame>
        <draw:frame draw:style-name="gr30" draw:text-style-name="P5" draw:layer="layout" svg:width="2.801cm" svg:height="0.989cm" draw:transform="rotate (-0.0082030474855588) translate (20.205cm 10.2cm)">
          <draw:text-box>
            <text:p><text:span text:style-name="T4">Aliment </text:span></text:p>
          </draw:text-box>
        </draw:frame>
        <draw:frame draw:style-name="gr8" draw:text-style-name="P5" draw:layer="layout" svg:width="3.398cm" svg:height="0.971cm" draw:transform="rotate (-0.0082030474855588) translate (16.402cm 10.2cm)">
          <draw:text-box>
            <text:p><text:span text:style-name="T4">Recette </text:span></text:p>
          </draw:text-box>
        </draw:frame>
        <draw:frame draw:style-name="gr3" draw:text-style-name="P5" draw:layer="layout" svg:width="6.202cm" svg:height="0.963cm" draw:transform="rotate (-0.0082030474855588) translate (7.198cm 10.2cm)">
          <draw:text-box>
            <text:p><text:span text:style-name="T4">Diète Template </text:span></text:p>
          </draw:text-box>
        </draw:frame>
        <draw:frame draw:style-name="gr9" draw:text-style-name="P5" draw:layer="layout" svg:width="2.2cm" svg:height="1.675cm" svg:x="1.4cm" svg:y="12cm">
          <draw:text-box>
            <text:p><text:span text:style-name="T4">En cours</text:span></text:p>
          </draw:text-box>
        </draw:frame>
        <draw:connector draw:style-name="gr29" draw:text-style-name="P3" draw:layer="layout" svg:x1="14.2cm" svg:y1="6.62cm" svg:x2="21.7cm" svg:y2="8.237cm" draw:start-shape="id1" draw:start-glue-point="2" draw:end-shape="id3" draw:end-glue-point="0" svg:d="M14200 6620v809h7500v808">
          <text:p/>
        </draw:connector>
        <draw:frame draw:style-name="gr3" draw:text-style-name="P5" xml:id="id3" draw:id="id3" draw:layer="layout" svg:width="3cm" svg:height="0.963cm" svg:x="20.2cm" svg:y="8.237cm">
          <draw:text-box>
            <text:p><text:span text:style-name="T4">Nutrition</text:span></text:p>
          </draw:text-box>
        </draw:frame>
        <draw:custom-shape draw:style-name="gr31" draw:text-style-name="P10" draw:layer="layout" svg:width="19.8cm" svg:height="11.2cm" svg:x="3.6cm" svg:y="5.4cm">
          <text:p text:style-name="P10"><text:span text:style-name="T11">Last one !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Yvan Excoffier</meta:initial-creator>
    <meta:creation-date>2022-05-24T11:57:33.32</meta:creation-date>
    <meta:editing-duration>PT3H28M33S</meta:editing-duration>
    <meta:editing-cycles>22</meta:editing-cycles>
    <dc:date>2022-05-27T12:11:20.80</dc:date>
    <dc:creator>Yvan Excoffier</dc:creator>
    <meta:generator>OpenOffice/4.1.12$Win32 OpenOffice.org_project/4112m1$Build-9809</meta:generator>
    <meta:document-statistic meta:object-count="195"/>
  </office:meta>
</office:document-meta>
</file>